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OpenSymbol" svg:font-family="OpenSymbol" style:font-charset="x-symbol"/>
    <style:font-face style:name="Times New Roman" svg:font-family="'Times New Roman', 'Times New Roman_EmbeddedFont', 'Times New Roman_MSFontService', serif"/>
    <style:font-face style:name="Times New Roman1" svg:font-family="'Times New Roman', 'Times New Roman_MSFontService', serif"/>
  </office:font-face-decls>
  <office:automatic-styles>
    <style:style style:name="P1" style:family="paragraph" style:parent-style-name="Standard">
      <style:text-properties officeooo:rsid="0016a341" officeooo:paragraph-rsid="0016a341"/>
    </style:style>
    <style:style style:name="P2" style:family="paragraph" style:parent-style-name="Standard">
      <style:paragraph-properties fo:text-align="center" style:justify-single-word="false"/>
      <style:text-properties fo:font-style="italic" fo:font-weight="bold" officeooo:rsid="0016a341" officeooo:paragraph-rsid="0016a341"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officeooo:rsid="0016a341" officeooo:paragraph-rsid="0016a341" style:font-style-asian="italic" style:font-style-complex="italic"/>
    </style:style>
    <style:style style:name="P4" style:family="paragraph" style:parent-style-name="Standard">
      <style:paragraph-properties fo:text-align="start" style:justify-single-word="false"/>
      <style:text-properties fo:font-style="italic" officeooo:rsid="0016a341" officeooo:paragraph-rsid="0016a341" style:font-style-asian="italic" style:font-style-complex="italic"/>
    </style:style>
    <style:style style:name="P5" style:family="paragraph" style:parent-style-name="Standard">
      <style:text-properties officeooo:paragraph-rsid="0018f544"/>
    </style:style>
    <style:style style:name="P6" style:family="paragraph" style:parent-style-name="Standard" style:list-style-name="L5">
      <style:text-properties officeooo:paragraph-rsid="0018f544"/>
    </style:style>
    <style:style style:name="P7" style:family="paragraph" style:parent-style-name="Standard" style:list-style-name="L6">
      <style:text-properties officeooo:paragraph-rsid="0018f544"/>
    </style:style>
    <style:style style:name="P8" style:family="paragraph" style:parent-style-name="Standard" style:list-style-name="L7">
      <style:text-properties officeooo:paragraph-rsid="0018f544"/>
    </style:style>
    <style:style style:name="T1" style:family="text">
      <style:text-properties fo:font-weight="bold" style:font-weight-asian="bold" style:font-weight-complex="bold"/>
    </style:style>
    <style:style style:name="T2" style:family="text">
      <style:text-properties fo:font-weight="bold" officeooo:rsid="0018f544"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8f544" style:font-style-asian="italic" style:font-weight-asian="bold" style:font-style-complex="italic" style:font-weight-complex="bold"/>
    </style:style>
    <style:style style:name="T6" style:family="text">
      <style:text-properties officeooo:rsid="0018f544"/>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8f544"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ática II, Proyecto Final</text:p>
      <text:p text:style-name="P2">Rescatando El Semestre:</text:p>
      <text:p text:style-name="P1"/>
      <text:p text:style-name="P1">Autores:</text:p>
      <text:p text:style-name="P1"/>
      <text:p text:style-name="P1">Alejandro Ayala Usuga – 1017258985.</text:p>
      <text:p text:style-name="P1"/>
      <text:p text:style-name="Standard"/>
      <text:p text:style-name="Standard"/>
      <text:p text:style-name="P2">Introducción:</text:p>
      <text:p text:style-name="P3"/>
      <text:p text:style-name="P4"><text:tab/>El contexto básico de este proyecto es reflejar la situción por la que pasan cientos de estudiantes cuyo proyecto <text:s/>es finalizar un semestre acádemico mas... </text:p>
      <text:p text:style-name="P4">cada nivel será uno de estos semestres que el estudiante deberá enfrentarse y </text:p>
      <text:p text:style-name="P4">que superar <text:s/>con satisfacción será un avanze muy signicativo en <text:s/>su proyecto de vida o en lo que es tan solo una parte del eslavon sú carrera universitaria.</text:p>
      <text:p text:style-name="P4"/>
      <text:p text:style-name="P4">Enfrentarse a númerosas actividades donde cada una conlleva una dificultad y una responsabilidad a asumir, quedarse sin tiempo, esforsarze y cumplir satisfactoriamente los objetivos y / o metas para un semestre acádemico, <text:s/>son una parte de lo que nuestro personaje principal “El Hero” (Estudiante) tendra que superar. Para este caso una actividad no cumplida se verá reflejado como ese “daño” que el jugador principal recibirá al no cumplir con un objetivo. Quedarse sin tiempo… Lidiar con ese monstruo que es cada una de las materias que a las que se deben enfrentar.</text:p>
      <text:p text:style-name="P4"/>
      <text:p text:style-name="P4">“Cada semestre una nueva aventura, un nuevo desafío y nuevos aprendizajes.”</text:p>
      <text:p text:style-name="P1"/>
      <text:p text:style-name="P1"/>
      <text:p text:style-name="P4">como lo es </text:p>
      <text:p text:style-name="P1"/>
      <text:p text:style-name="Standard">Lista de Objetos: </text:p>
      <text:p text:style-name="Standard"/>
      <text:p text:style-name="Standard">-Enemigos </text:p>
      <text:p text:style-name="Standard"/>
      <text:p text:style-name="Standard">-Jugador </text:p>
      <text:p text:style-name="Standard"/>
      <text:p text:style-name="Standard">-Elemento a disparar </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Descripción:</text:span> </text:p>
      <text:p text:style-name="Standard"/>
      <text:p text:style-name="Standard">El juego consiste en disparar hacia varios elementos en movimiento. <text:s/>La premisa es <text:s/>“salvar el semestre”. Cada materia representa un enémigo y este lanzará diferentes “actividades” a modo de proyectil que estarán moviéndose por todo el escenario, las actividades tendrán un peso correspondiente a un porcentaje y de acuerdo a este varia la velocidad de movimiento por el mapa. Cada nivel representará una materia diferente y al final del juego se promediarán los puntajes obtenidos en cada nivel y se determinará si gana o pierde. </text:p>
      <text:p text:style-name="Standard"/>
      <text:p text:style-name="Standard">El jugador deberá destruir las actividades antes de que se acabe el tiempo y evitar que alguna lo toque, cuando se acabe el tiempo se promedia la cantidad de actividades destruidas con su valor y este será el puntaje obtenido para esa materia (Nivel). </text:p>
      <text:p text:style-name="Standard"/>
      <text:p text:style-name="Standard"><text:span text:style-name="T4">Mecánicas del jugador:</text:span> </text:p>
      <text:p text:style-name="Standard"/>
      <text:p text:style-name="Standard">El jugador podrá desplazarse por el escenario de izquierda a derecha y saltar, también podrá disparar proyectiles hacia las actividades para intentar destruirlas. </text:p>
      <text:p text:style-name="Standard"/>
      <text:p text:style-name="Standard">Si una actividad colisiona con el jugador esta se desvanecerá y no sumará puntos <text:span text:style-name="T6">por el contrario afectará negativamente el jugador</text:span>. </text:p>
      <text:p text:style-name="Standard"/>
      <text:p text:style-name="P5"><text:s/></text:p>
      <text:p text:style-name="P5"><text:span text:style-name="T4">Mecánicas del enemigo:</text:span> </text:p>
      <text:p text:style-name="Standard"/>
      <text:p text:style-name="Standard">Cada enemigo tendrá una representación gráfica en el escenario y este lanzará proyectiles de forma aleatoria por el escenario, los proyectiles (actividades) podrán chocar con los objetos que no sean el jugador y rebotar. <text:s/></text:p>
      <text:p text:style-name="Standard"/>
      <text:p text:style-name="Standard"><text:span text:style-name="T4">Descripción de los enemigos:</text:span> </text:p>
      <text:p text:style-name="Standard"/>
      <text:p text:style-name="Standard">Cada nivel será un enemigo diferente, con el fin de que el juego sea genérico se escogieron 6 materias: Fisica, Circuitos, Informática, Calculo, Ingles. </text:p>
      <text:p text:style-name="Standard"/>
      <text:p text:style-name="Standard"><text:span text:style-name="T4">En</text:span><text:span text:style-name="T5">e</text:span><text:span text:style-name="T4">migo Física:</text:span> </text:p>
      <text:p text:style-name="Standard"/>
      <text:p text:style-name="P5">Este enemigo tendrá la capacidad de lanzar objetos con diferentes efectos:</text:p>
      <text:p text:style-name="P5"/>
      <text:list xml:id="list287419850" text:style-name="L5">
        <text:list-item>
          <text:p text:style-name="P6">manzana: Hará que el jugador quede inmóvil por un tiempo. </text:p>
        </text:list-item>
        <text:list-item>
          <text:p text:style-name="P6">Prisma: hará que el jugador dispare 5 proyectiles (rojo,amarillo,verde,azul,morado). (Mejora). </text:p>
        </text:list-item>
      </text:list>
      <text:p text:style-name="Standard"/>
      <text:p text:style-name="Standard"/>
      <text:p text:style-name="Standard"/>
      <text:p text:style-name="Standard"/>
      <text:p text:style-name="Standard"/>
      <text:p text:style-name="P5"><text:soft-page-break/><text:span text:style-name="T4">En</text:span><text:span text:style-name="T5">e</text:span><text:span text:style-name="T4">migo Circuitos:</text:span> </text:p>
      <text:p text:style-name="P5"/>
      <text:list xml:id="list2523069478" text:style-name="L6">
        <text:list-item>
          <text:p text:style-name="P7">Rayos: Si tocan al jugador lo harán más lento por un instante de tiemp<text:span text:style-name="T6">o</text:span></text:p>
        </text:list-item>
        <text:list-item>
          <text:p text:style-name="P7">Estática: hará que las actividades no puedan tocar al jugador. (Mejora). </text:p>
        </text:list-item>
      </text:list>
      <text:p text:style-name="Standard"/>
      <text:p text:style-name="P5"><text:span text:style-name="T4">Enemigo Informática:</text:span><text:span text:style-name="T1"> </text:span><text:s/></text:p>
      <text:p text:style-name="P5"/>
      <text:list xml:id="list358319485" text:style-name="L7">
        <text:list-item>
          <text:p text:style-name="P8">Glitch: El proyectil una vez disparado cambiará de forma aleatoria su posición por el escenario. </text:p>
        </text:list-item>
        <text:list-item>
          <text:p text:style-name="P8"><text:span text:style-name="T6">puntero, ubicará al jugador en una posición aleatoria de la Pantalla.</text:span></text:p>
        </text:list-item>
      </text:list>
      <text:p text:style-name="P5"/>
      <text:p text:style-name="P5"><text:s/></text:p>
      <text:p text:style-name="Standard"/>
      <text:p text:style-name="Standard"><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OpenSymbol" svg:font-family="OpenSymbol" style:font-charset="x-symbol"/>
    <style:font-face style:name="Times New Roman" svg:font-family="'Times New Roman', 'Times New Roman_EmbeddedFont', 'Times New Roman_MSFontService', serif"/>
    <style:font-face style:name="Times New Roman1" svg:font-family="'Times New Roman',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s" fo:country="CO"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s" fo:country="CO"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7:34:53.048817748</meta:creation-date>
    <dc:date>2023-06-01T18:11:26.882445349</dc:date>
    <meta:editing-duration>PT36M35S</meta:editing-duration>
    <meta:editing-cycles>3</meta:editing-cycles>
    <meta:generator>LibreOffice/7.4.6.2$Linux_X86_64 LibreOffice_project/40$Build-2</meta:generator>
    <meta:document-statistic meta:table-count="0" meta:image-count="0" meta:object-count="0" meta:page-count="3" meta:paragraph-count="39" meta:word-count="529" meta:character-count="3359" meta:non-whitespace-character-count="2833"/>
  </office:meta>
</office:document-meta>
</file>